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5.741cm"/>
    </style:style>
    <style:style style:name="co8" style:family="table-column">
      <style:table-column-properties fo:break-before="auto" style:column-width="3.63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15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name</text:p>
          </table:table-cell>
          <table:table-cell office:value-type="string">
            <text:p>responsible</text:p>
          </table:table-cell>
          <table:table-cell office:value-type="string">
            <text:p>room</text:p>
          </table:table-cell>
          <table:table-cell office:value-type="string">
            <text:p>slotid</text:p>
          </table:table-cell>
          <table:table-cell office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>
            <text:p>Fachschaftsorganisation</text:p>
          </table:table-cell>
          <table:table-cell office:value-type="string">
            <text:p>Olaf (Uni Marburg)</text:p>
          </table:table-cell>
          <table:table-cell office:value-type="string">
            <text:p>1.02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>
            <text:p>PT-Schulen-Trimmung? Vielfalt?</text:p>
          </table:table-cell>
          <table:table-cell office:value-type="string">
            <text:p>Markus</text:p>
          </table:table-cell>
          <table:table-cell office:value-type="string">
            <text:p>0.05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>
            <text:p>PiA</text:p>
          </table:table-cell>
          <table:table-cell office:value-type="string">
            <text:p>Philipp (Duesseldorf)</text:p>
          </table:table-cell>
          <table:table-cell office:value-type="string">
            <text:p>0.09</text:p>
          </table:table-cell>
          <table:table-cell office:value-type="string">
            <text:p>01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5">
          <table:table-cell office:value-type="string">
            <text:p>Akkreditierung</text:p>
          </table:table-cell>
          <table:table-cell office:value-type="string">
            <text:p>Anna (Bamberg)</text:p>
          </table:table-cell>
          <table:table-cell office:value-type="string">
            <text:p>0.22</text:p>
          </table:table-cell>
          <table:table-cell office:value-type="string">
            <text:p>01</text:p>
          </table:table-cell>
          <table:table-cell office:value-type="string">
            <text:p>www.psyfako.de/mediawiki/index.php/AG_Akkreditierung</text:p>
          </table:table-cell>
          <table:table-cell table:number-columns-repeated="1019"/>
        </table:table-row>
        <table:table-row table:style-name="ro2">
          <table:table-cell office:value-type="string">
            <text:p>Psychologie ?</text:p>
          </table:table-cell>
          <table:table-cell office:value-type="string">
            <text:p>Josua</text:p>
          </table:table-cell>
          <table:table-cell office:value-type="string">
            <text:p>0.21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6">
          <table:table-cell office:value-type="string">
            <text:p>Psyfako-App</text:p>
          </table:table-cell>
          <table:table-cell office:value-type="string">
            <text:p>Wuschel (Bamberg)</text:p>
          </table:table-cell>
          <table:table-cell office:value-type="string">
            <text:p>Fruehstuecksraum</text:p>
          </table:table-cell>
          <table:table-cell office:value-type="string">
            <text:p>01</text:p>
          </table:table-cell>
          <table:table-cell office:value-type="string">
            <text:p><text:a xlink:href="http://tinyurl.com/psyfako" xlink:type="simple">http://tinyurl.com/psyfako</text:a></text:p>
          </table:table-cell>
          <table:table-cell table:number-columns-repeated="1019"/>
        </table:table-row>
        <table:table-row table:style-name="ro4">
          <table:table-cell office:value-type="string">
            <text:p>IPU Umweltpsychologie</text:p>
          </table:table-cell>
          <table:table-cell office:value-type="string">
            <text:p>Laura</text:p>
          </table:table-cell>
          <table:table-cell office:value-type="string">
            <text:p>1.0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>
            <text:p>Masterquote</text:p>
          </table:table-cell>
          <table:table-cell office:value-type="string">
            <text:p>Julien</text:p>
          </table:table-cell>
          <table:table-cell office:value-type="string">
            <text:p>1.20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>
            <text:p>Finanzen</text:p>
          </table:table-cell>
          <table:table-cell office:value-type="string">
            <text:p>Marius</text:p>
          </table:table-cell>
          <table:table-cell office:value-type="string">
            <text:p>0.07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PiA II</text:p>
          </table:table-cell>
          <table:table-cell office:value-type="string">
            <text:p>N.N.</text:p>
          </table:table-cell>
          <table:table-cell office:value-type="string">
            <text:p>0.09</text:p>
          </table:table-cell>
          <table:table-cell office:value-type="string">
            <text:p>02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>
            <text:p>Lehre? Selber machen!</text:p>
          </table:table-cell>
          <table:table-cell office:value-type="string">
            <text:p>Max (der mit den Locken)</text:p>
          </table:table-cell>
          <table:table-cell office:value-type="string">
            <text:p>0.2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>
            <text:p>Fachschaftsimage</text:p>
          </table:table-cell>
          <table:table-cell office:value-type="string">
            <text:p>Martin (Osnabrueck)</text:p>
          </table:table-cell>
          <table:table-cell office:value-type="string">
            <text:p>1.0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Institutsklima</text:p>
          </table:table-cell>
          <table:table-cell office:value-type="string">
            <text:p>Lara (Kiel)</text:p>
          </table:table-cell>
          <table:table-cell office:value-type="string">
            <text:p>1.20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Vereinsangelegenheiten Psyfako e.V.</text:p>
          </table:table-cell>
          <table:table-cell office:value-type="string">
            <text:p>Norman (Stendal)</text:p>
          </table:table-cell>
          <table:table-cell office:value-type="string">
            <text:p>0.07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Gegendemo</text:p>
          </table:table-cell>
          <table:table-cell office:value-type="string">
            <text:p>Mukundi (Wuerzburg)</text:p>
          </table:table-cell>
          <table:table-cell office:value-type="string">
            <text:p>0.05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PiA III</text:p>
          </table:table-cell>
          <table:table-cell office:value-type="string">
            <text:p>N.N.</text:p>
          </table:table-cell>
          <table:table-cell office:value-type="string">
            <text:p>0.09</text:p>
          </table:table-cell>
          <table:table-cell office:value-type="string">
            <text:p>03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>
            <text:p>Masterzulassungsbeschraenkungen</text:p>
          </table:table-cell>
          <table:table-cell office:value-type="string">
            <text:p>Tabea (Braunschweig)</text:p>
          </table:table-cell>
          <table:table-cell office:value-type="string">
            <text:p>0.2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Petition Mastergarantie (deutschlandweit)</text:p>
          </table:table-cell>
          <table:table-cell office:value-type="string">
            <text:p>Theresa / Sandra</text:p>
          </table:table-cell>
          <table:table-cell office:value-type="string">
            <text:p>1.02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Wir als Fachschaft</text:p>
          </table:table-cell>
          <table:table-cell office:value-type="string">
            <text:p>Lisa</text:p>
          </table:table-cell>
          <table:table-cell office:value-type="string">
            <text:p>0.07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Psychotherapieausbildung in der Zukunft</text:p>
          </table:table-cell>
          <table:table-cell office:value-type="string">
            <text:p>Rick</text:p>
          </table:table-cell>
          <table:table-cell office:value-type="string">
            <text:p>0.09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Kürzungen auch in der Psychologie?</text:p>
          </table:table-cell>
          <table:table-cell office:value-type="string">
            <text:p>Anni (Jena)</text:p>
          </table:table-cell>
          <table:table-cell office:value-type="string">
            <text:p>0.21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Vernetzung (PsyStudents)</text:p>
          </table:table-cell>
          <table:table-cell office:value-type="string">
            <text:p>Max</text:p>
          </table:table-cell>
          <table:table-cell office:value-type="string">
            <text:p>1.02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Psychotherapieausbildung in der Zukunft</text:p>
          </table:table-cell>
          <table:table-cell office:value-type="string">
            <text:p>Rick</text:p>
          </table:table-cell>
          <table:table-cell office:value-type="string">
            <text:p>0.09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Fachschaft: Schneller Einstieg fuer alle</text:p>
          </table:table-cell>
          <table:table-cell office:value-type="string">
            <text:p>David (Frankfurt (M))</text:p>
          </table:table-cell>
          <table:table-cell office:value-type="string">
            <text:p>0.21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Nachwuchssuche</text:p>
          </table:table-cell>
          <table:table-cell office:value-type="string">
            <text:p>Anne</text:p>
          </table:table-cell>
          <table:table-cell office:value-type="string">
            <text:p>0.07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>
            <text:p>PiA zu Besuch!</text:p>
          </table:table-cell>
          <table:table-cell office:value-type="string">
            <text:p>Rike</text:p>
          </table:table-cell>
          <table:table-cell office:value-type="string">
            <text:p>0.09</text:p>
          </table:table-cell>
          <table:table-cell office:value-type="string">
            <text:p>06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>
            <text:p>Auslandssemester</text:p>
          </table:table-cell>
          <table:table-cell office:value-type="string">
            <text:p>David (Frankfurt (M))</text:p>
          </table:table-cell>
          <table:table-cell office:value-type="string">
            <text:p>1.02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KonRat</text:p>
          </table:table-cell>
          <table:table-cell office:value-type="string">
            <text:p>Britta</text:p>
          </table:table-cell>
          <table:table-cell office:value-type="string">
            <text:p>1.20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Kreativitaet </text:p>
          </table:table-cell>
          <table:table-cell office:value-type="string">
            <text:p>Tim</text:p>
          </table:table-cell>
          <table:table-cell office:value-type="string">
            <text:p>0.09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5">
          <table:table-cell office:value-type="string">
            <text:p>Akkreditierung II</text:p>
          </table:table-cell>
          <table:table-cell office:value-type="string">
            <text:p>N.N.</text:p>
          </table:table-cell>
          <table:table-cell office:value-type="string">
            <text:p>0.21</text:p>
          </table:table-cell>
          <table:table-cell office:value-type="string">
            <text:p>02</text:p>
          </table:table-cell>
          <table:table-cell office:value-type="string">
            <text:p>www.psyfako.de/mediawiki/index.php/AG_Akkreditierung</text:p>
          </table:table-cell>
          <table:table-cell table:number-columns-repeated="1019"/>
        </table:table-row>
        <table:table-row table:style-name="ro7">
          <table:table-cell office:value-type="string">
            <text:p>Fachschaftsorganisation II</text:p>
          </table:table-cell>
          <table:table-cell office:value-type="string">
            <text:p>Olaf (Uni Marburg)</text:p>
          </table:table-cell>
          <table:table-cell office:value-type="string">
            <text:p>0.07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7">
          <table:table-cell office:value-type="string">
            <text:p>Psychologie ? II</text:p>
          </table:table-cell>
          <table:table-cell office:value-type="string">
            <text:p>Josua</text:p>
          </table:table-cell>
          <table:table-cell office:value-type="string">
            <text:p>0.21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1-17T13:00:00+0100</text:p>
          </table:table-cell>
          <table:table-cell office:value-type="string">
            <text:p>2014-01-17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1-17T14:30:00+0100</text:p>
          </table:table-cell>
          <table:table-cell office:value-type="string">
            <text:p>2014-01-17T16:30:00+0100</text:p>
          </table:table-cell>
          <table:table-cell table:number-columns-repeated="1019"/>
        </table:table-row>
        <table:table-row table:style-name="ro5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6:30:00+0100</text:p>
          </table:table-cell>
          <table:table-cell office:value-type="string">
            <text:p>2014-01-17T18:0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1-18T09:30:00+0100</text:p>
          </table:table-cell>
          <table:table-cell office:value-type="string">
            <text:p>2014-01-18T11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1-18T11:00:00+0100</text:p>
          </table:table-cell>
          <table:table-cell office:value-type="string">
            <text:p>2014-01-18T12:3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4-01-18T14:00:00+0100</text:p>
          </table:table-cell>
          <table:table-cell office:value-type="string">
            <text:p>2014-01-18T15:30:00+0100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S 4</text:p>
          </table:table-cell>
          <table:table-cell office:value-type="string">
            <text:p>2014-01-18T15:30:00+0100</text:p>
          </table:table-cell>
          <table:table-cell office:value-type="string">
            <text:p>2014-01-18T17:00:00+0100</text:p>
          </table:table-cell>
          <table:table-cell table:number-columns-repeated="1019"/>
        </table:table-row>
        <table:table-row table:style-name="ro5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8T21:00:00+0100</text:p>
          </table:table-cell>
          <table:table-cell office:value-type="string">
            <text:p>2014-01-18T22:00:00+01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7T14:26:44</dc:date>
    <meta:editing-duration>PT21M11S</meta:editing-duration>
    <meta:editing-cycles>22</meta:editing-cycles>
    <meta:generator>LibreOffice/3.5$Linux_X86_64 LibreOffice_project/350m1$Build-2</meta:generator>
    <dc:creator>Michael Groh</dc:creator>
    <meta:document-statistic meta:table-count="2" meta:cell-count="190" meta:object-count="0"/>
  </office:meta>
</office:document-meta>
</file>